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318cm" svg:height="0.318cm" svg:x="3.54cm" svg:y="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18cm" svg:height="0.318cm" svg:x="4.641cm" svg:y="2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18cm" svg:height="0.318cm" svg:x="5.741cm" svg:y="2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18cm" svg:height="0.318cm" svg:x="3.541cm" svg:y="3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18cm" svg:height="0.318cm" svg:x="4.642cm" svg:y="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18cm" svg:height="0.318cm" svg:x="5.742cm" svg:y="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18cm" svg:height="0.318cm" svg:x="3.541cm" svg:y="4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18cm" svg:height="0.318cm" svg:x="4.642cm" svg:y="4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18cm" svg:height="0.318cm" svg:x="5.742cm" svg:y="4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4-12-04T11:22:42.130155232</meta:creation-date>
    <dc:date>2024-12-04T23:28:32.380824356</dc:date>
    <meta:editing-duration>PT11H55M20S</meta:editing-duration>
    <meta:editing-cycles>1</meta:editing-cycles>
    <meta:document-statistic meta:object-count="9"/>
    <meta:generator>LibreOffice/7.1.3.2$MacOSX_X86_64 LibreOffice_project/47f78053abe362b9384784d31a6e56f8511eb1c1</meta:generator>
  </office:meta>
</office:document-meta>
</file>